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1c8" officeooo:paragraph-rsid="000441c8"/>
    </style:style>
    <style:style style:name="P2" style:family="paragraph" style:parent-style-name="Standard">
      <style:text-properties officeooo:rsid="00051d88" officeooo:paragraph-rsid="00051d88"/>
    </style:style>
    <style:style style:name="P3" style:family="paragraph" style:parent-style-name="Standard">
      <style:text-properties officeooo:rsid="00058043" officeooo:paragraph-rsid="00058043"/>
    </style:style>
    <style:style style:name="P4" style:family="paragraph" style:parent-style-name="Standard">
      <style:text-properties officeooo:rsid="0006de68" officeooo:paragraph-rsid="0007c924"/>
    </style:style>
    <style:style style:name="P5" style:family="paragraph" style:parent-style-name="Standard">
      <style:text-properties officeooo:rsid="0008bab2" officeooo:paragraph-rsid="0008bab2"/>
    </style:style>
    <style:style style:name="T1" style:family="text">
      <style:text-properties officeooo:rsid="0006de68"/>
    </style:style>
    <style:style style:name="T2" style:family="text">
      <style:text-properties officeooo:rsid="0007c9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) nous obtenon un code de response 200 qui correspond a OK</text:p>
      <text:p text:style-name="P1">1b) nous obtenons les header de la page</text:p>
      <text:p text:style-name="P1">1c)cette commande nous imprime le code de la page ( peux être en plusieurs fichiers )</text:p>
      <text:p text:style-name="P2">on peu reconnaître google analitique et le format html</text:p>
      <text:p text:style-name="P3">1d)resquest GET</text:p>
      <text:p text:style-name="P3">1e)savoir des choses sur les ‘headers’ de la request donc ce que on a envoyer avec notre demande telle que 'User-Agent': 'python-requests/2.27.1', 'Accept-Encoding': 'gzip, deflate, br', 'Accept': '*/*', 'Connection': 'keep-alive'</text:p>
      <text:p text:style-name="P3"/>
      <text:p text:style-name="P3">2<text:span text:style-name="T1">a</text:span>) les codes se ressemble en type et fome juste pas en contenu </text:p>
      <text:p text:style-name="P3"/>
      <text:p text:style-name="P4">2b)</text:p>
      <text:p text:style-name="P4"><text:span text:style-name="T2">200 -&gt;OK </text:span></text:p>
      <text:p text:style-name="P4"><text:span text:style-name="T2">GET →get</text:span></text:p>
      <text:p text:style-name="P5">2c)la page n’existe pas</text:p>
      <text:p text:style-name="P5">2)le contenu n’es pas le meme l’un est l’accueil de google l’autre est un page 404 goog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7T13:57:06.863000000</dc:date>
    <meta:editing-duration>PT21M45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2" meta:word-count="116" meta:character-count="679" meta:non-whitespace-character-count="573"/>
  </office:meta>
</office:document-meta>
</file>